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3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4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cifppom2nl9a"/>Домашний сервер: команды для запуска контейнеров</text:p>
      <text:p text:style-name="Standard"/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nzjxaz5igb3h" text:style-name="Index_20_Link" text:visited-style-name="Index_20_Link"><text:span text:style-name="T1">Portainer</text:span></text:a><text:span text:style-name="T1"><text:tab/>1</text:span></text:p>
          <text:p text:style-name="P2"><text:a xlink:type="simple" xlink:href="#_z02z6nv2pgyi" text:style-name="Index_20_Link" text:visited-style-name="Index_20_Link"><text:span text:style-name="T1">Home Assistant</text:span></text:a><text:span text:style-name="T1"><text:tab/>1</text:span></text:p>
          <text:p text:style-name="P2"><text:a xlink:type="simple" xlink:href="#_h9khke3j3k8j" text:style-name="Index_20_Link" text:visited-style-name="Index_20_Link"><text:span text:style-name="T1">Mosquitto</text:span></text:a><text:span text:style-name="T1"><text:tab/>1</text:span></text:p>
          <text:p text:style-name="P2"><text:a xlink:type="simple" xlink:href="#_hg10ltkbijh3" text:style-name="Index_20_Link" text:visited-style-name="Index_20_Link"><text:span text:style-name="T1">ESPHome</text:span></text:a><text:span text:style-name="T1"><text:tab/>2</text:span></text:p>
          <text:p text:style-name="P2"><text:a xlink:type="simple" xlink:href="#_5fmd6l59xnhg" text:style-name="Index_20_Link" text:visited-style-name="Index_20_Link"><text:span text:style-name="T1">Zigbee2MQTT</text:span></text:a><text:span text:style-name="T1"><text:tab/>2</text:span></text:p>
          <text:p text:style-name="P2"><text:a xlink:type="simple" xlink:href="#_r3600v9sg6oh" text:style-name="Index_20_Link" text:visited-style-name="Index_20_Link"><text:span text:style-name="T1">Zigbee2MQTT Assistant</text:span></text:a><text:span text:style-name="T1"><text:tab/>2</text:span></text:p>
          <text:p text:style-name="P2"><text:a xlink:type="simple" xlink:href="#_j87gia9wnvh" text:style-name="Index_20_Link" text:visited-style-name="Index_20_Link"><text:span text:style-name="T1">Полезные ссылки</text:span></text:a><text:span text:style-name="T1"><text:tab/>2</text:span></text:p>
          <text:p text:style-name="P2"><text:a xlink:type="simple" xlink:href="#_oaz3j9gtpi1g" text:style-name="Index_20_Link" text:visited-style-name="Index_20_Link"><text:span text:style-name="T1">Команды Docker</text:span></text:a><text:span text:style-name="T1"><text:tab/>2</text:span></text:p>
          <text:p text:style-name="P2"><text:a xlink:type="simple" xlink:href="#_d9mg0xw6hhy8" text:style-name="Index_20_Link" text:visited-style-name="Index_20_Link"><text:span text:style-name="T1">Полезное:</text:span></text:a><text:span text:style-name="T1"><text:tab/>3</text:span></text:p>
          <text:p text:style-name="P3"><text:a xlink:type="simple" xlink:href="#_z9kxz0nao4r2" text:style-name="Index_20_Link" text:visited-style-name="Index_20_Link"><text:span text:style-name="T2">идентификация USB-устройств:</text:span></text:a><text:span text:style-name="T2"><text:tab/>3</text:span></text:p>
        </text:index-body>
      </text:table-of-content>
      <text:p text:style-name="Heading_20_1"><text:bookmark text:name="_nzjxaz5igb3h"/>Portainer</text:p>
      <text:p text:style-name="Standard">sudo docker volume create portainer_data</text:p>
      <text:p text:style-name="Standard"/>
      <text:p text:style-name="Standard">sudo docker run -d -p 8005:8000 -p 9005:9000 --name=portainer --restart=always -v /var/run/docker.sock:/var/run/docker.sock -v portainer_data:/data portainer/portainer-ce</text:p>
      <text:p text:style-name="Heading_20_1"><text:bookmark text:name="_z02z6nv2pgyi"/>Home Assistant</text:p>
      <text:p text:style-name="Standard"/>
      <text:p text:style-name="Standard">sudo docker run -d --network=host --name home-assistant -p 8123:8123 --device /dev/ttyUSB0 -v /home/gofk/docker/homeassistant:/config --restart always homeassistant/home-assistant</text:p>
      <text:p text:style-name="Heading_20_1"><text:bookmark text:name="_h9khke3j3k8j"/>Mosquitto</text:p>
      <text:p text:style-name="Standard">sudo docker run -it -p 1883:1883 -p 9001:9001 --name mosquitto -v /home/gofk/docker/mosquitto/config/mosquitto.conf:/mosquitto/config/mosquitto.conf -v /home/gofk/docker/mosquitto/data:/mosquitto/data -v /home/gofk/docker/mosquitto/log:/mosquitto/log --restart always eclipse-mosquitto</text:p>
      <text:p text:style-name="Heading_20_1"><text:bookmark text:name="_hg10ltkbijh3"/>ESPHome</text:p>
      <text:p text:style-name="Standard">sudo docker run --net=host --name esphome -v /home/gofk/docker/esphome/config:/config -it --restart always esphome/esphome</text:p>
      <text:p text:style-name="Heading_20_1"><text:bookmark text:name="_5fmd6l59xnhg"/>Zigbee2MQTT</text:p>
      <text:p text:style-name="Standard"><text:soft-page-break/>sudo docker run -it --name zigbee2mqtt -p 8081:8081 -v /home/gofk/docker/zigbee2mqtt/data:/app/data --device=/dev/ttyACM0 -e TZ=Europe/Moscow -v /run/udev:/run/udev:ro --privileged=true --restart always koenkk/zigbee2mqtt</text:p>
      <text:p text:style-name="Heading_20_1"><text:bookmark text:name="_r3600v9sg6oh"/>Zigbee2MQTT Assistant</text:p>
      <text:p text:style-name="Standard">sudo docker run -it --name z2m_assistant -p 8880:80 -e "Z2MA_SETTINGS__MQTTSERVER=192.168.0.100" --restart always carldebilly/zigbee2mqttassistant</text:p>
      <text:p text:style-name="Standard"/>
      <text:p text:style-name="Heading_20_1"><text:bookmark text:name="_j87gia9wnvh"/>Полезные ссылки</text:p>
      <text:p text:style-name="Standard">Install Docker Engine on Ubuntu: <text:a xlink:type="simple" xlink:href="https://docs.docker.com/engine/install/ubuntu/" text:style-name="ListLabel_20_1" text:visited-style-name="ListLabel_20_1"><text:span text:style-name="T3">https://docs.docker.com/engine/install/ubuntu/</text:span></text:a></text:p>
      <text:p text:style-name="Standard">Install Docker Compose: <text:a xlink:type="simple" xlink:href="https://docs.docker.com/compose/install/" text:style-name="ListLabel_20_1" text:visited-style-name="ListLabel_20_1"><text:span text:style-name="T3">https://docs.docker.com/compose/install/</text:span></text:a></text:p>
      <text:p text:style-name="Standard">DockerHub: <text:a xlink:type="simple" xlink:href="https://hub.docker.com/" text:style-name="ListLabel_20_1" text:visited-style-name="ListLabel_20_1"><text:span text:style-name="T3">https://hub.docker.com/</text:span></text:a></text:p>
      <text:p text:style-name="Standard">Карта сети: <text:a xlink:type="simple" xlink:href="https://dreampuf.github.io/GraphvizOnline/" text:style-name="ListLabel_20_1" text:visited-style-name="ListLabel_20_1"><text:span text:style-name="T3">https://dreampuf.github.io/GraphvizOnline/</text:span></text:a></text:p>
      <text:p text:style-name="Heading_20_1"><text:bookmark text:name="_oaz3j9gtpi1g"/>Команды Docker</text:p>
      <text:p text:style-name="Standard">Показать все контейнеры:</text:p>
      <text:p text:style-name="Standard">docker ps -a</text:p>
      <text:p text:style-name="Standard"/>
      <text:p text:style-name="Standard">Показать образы:</text:p>
      <text:p text:style-name="Standard">docker images</text:p>
      <text:p text:style-name="Standard"/>
      <text:p text:style-name="Standard">Запустить контейнер:</text:p>
      <text:p text:style-name="Standard">docker run -d --network=host --name home-assistant -p 8123:8123 -v /home/gofk/Docker/ha:/config --restart always gofk/homeassistant-rclone</text:p>
      <text:p text:style-name="Standard"/>
      <text:p text:style-name="Standard">Остановить контейнер:</text:p>
      <text:p text:style-name="Standard">docker stop home-assistant </text:p>
      <text:p text:style-name="Standard"/>
      <text:p text:style-name="Standard">Удалить контейнер:</text:p>
      <text:p text:style-name="Standard">docker rm home-assistant </text:p>
      <text:p text:style-name="Standard"/>
      <text:p text:style-name="Standard">Удалить все образы:</text:p>
      <text:p text:style-name="Standard"><text:soft-page-break/>docker rmi -f $(docker images -q)</text:p>
      <text:p text:style-name="Standard"/>
      <text:p text:style-name="Standard">Зайти в контейнер:</text:p>
      <text:p text:style-name="Standard">docker exec -it home-assistant bash</text:p>
      <text:p text:style-name="Standard"/>
      <text:p text:style-name="Standard">Создать образ из контейнера:</text:p>
      <text:p text:style-name="Standard">docker commit -m "Add rclone" -a "gofk2005@yandex.ru" 857fe49f9eb4 home-assistant:gofk</text:p>
      <text:p text:style-name="Standard"/>
      <text:p text:style-name="Standard">Прописать теги:</text:p>
      <text:p text:style-name="Standard">docker tag homeassistant-rclone gofk/homeassistant-rclone:v2</text:p>
      <text:p text:style-name="Standard"/>
      <text:p text:style-name="Standard">Собрать образ с использование Dockerfile:</text:p>
      <text:p text:style-name="Standard">docker build -t homeassistant-rclone . <text:s/></text:p>
      <text:p text:style-name="Standard"/>
      <text:p text:style-name="Standard">Отправить в DockerHub:</text:p>
      <text:p text:style-name="Standard">docker push gofk/homeassistant-rclone:v2</text:p>
      <text:p text:style-name="Heading_20_1"><text:bookmark text:name="_d9mg0xw6hhy8"/>Полезное:</text:p>
      <text:p text:style-name="Heading_20_2"><text:bookmark text:name="_z9kxz0nao4r2"/>идентификация USB-устройств:</text:p>
      <text:p text:style-name="Standard">ls -l /dev/tty*</text:p>
      <text:p text:style-name="Standard">ls -l /dev/serial/by-id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6" meta:word-count="273" meta:character-count="2525" meta:non-whitespace-character-count="2324"/>
    <meta:generator>LibreOfficeDev/6.0.5.2$Linux_X86_64 LibreOffice_project/</meta:generator>
  </office:meta>
</office:document-meta>
</file>